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3" style:family="paragraph" style:parent-style-name="Standard">
      <style:text-properties officeooo:rsid="00053a39" officeooo:paragraph-rsid="00053a39"/>
    </style:style>
    <style:style style:name="T1" style:family="text">
      <style:text-properties fo:font-variant="normal" fo:text-transform="none" fo:color="#66d9ef" style:font-name="Consolas" fo:font-size="12pt" fo:letter-spacing="normal" fo:font-style="normal" fo:font-weight="normal" loext:padding="0.049cm" loext:border="0.06pt solid #e1e5eb"/>
    </style:style>
    <style:style style:name="T2" style:family="text">
      <style:text-properties fo:font-variant="normal" fo:text-transform="none" fo:color="#f8f8f2" style:font-name="Consolas" fo:font-size="12pt" fo:letter-spacing="normal" fo:font-style="normal" fo:font-weight="normal" loext:padding="0.049cm" loext:border="0.06pt solid #e1e5eb"/>
    </style:style>
    <style:style style:name="T3" style:family="text">
      <style:text-properties fo:font-variant="normal" fo:text-transform="none" fo:color="#f8f8f2" fo:letter-spacing="normal" loext:padding="0.049cm" loext:border="0.06pt solid #e1e5eb"/>
    </style:style>
    <style:style style:name="T4" style:family="text">
      <style:text-properties fo:font-variant="normal" fo:text-transform="none" fo:color="#e6db74" style:font-name="Consolas" fo:font-size="12pt" fo:letter-spacing="normal" fo:font-style="normal" fo:font-weight="normal" loext:padding="0.049cm" loext:border="0.06pt solid #e1e5eb"/>
    </style:style>
    <style:style style:name="T5" style:family="text">
      <style:text-properties fo:font-variant="normal" fo:text-transform="none" fo:color="#a6e22e" style:font-name="Consolas" fo:font-size="12pt" fo:letter-spacing="normal" fo:font-style="normal" fo:font-weight="normal" loext:padding="0.049cm" loext:border="0.06pt solid #e1e5eb"/>
    </style:style>
    <style:style style:name="T6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const</text:span></text:span><text:span text:style-name="Source_20_Text"><text:span text:style-name="T2"> </text:span></text:span><text:span text:style-name="Source_20_Text"><text:span text:style-name="T4">employeeGenerator</text:span></text:span><text:span text:style-name="Source_20_Text"><text:span text:style-name="T2"> = (fullName) =&gt; {</text:span></text:span></text:p>
      <text:p text:style-name="P2"><text:span text:style-name="Source_20_Text"><text:span text:style-name="T3"><text:s text:c="2"/></text:span></text:span><text:span text:style-name="Source_20_Text"><text:span text:style-name="T1">const</text:span></text:span><text:span text:style-name="Source_20_Text"><text:span text:style-name="T2"> email = fullName.</text:span></text:span><text:span text:style-name="Source_20_Text"><text:span text:style-name="T4">toLowerCase</text:span></text:span><text:span text:style-name="Source_20_Text"><text:span text:style-name="T2">().</text:span></text:span><text:span text:style-name="Source_20_Text"><text:span text:style-name="T4">split</text:span></text:span><text:span text:style-name="Source_20_Text"><text:span text:style-name="T2">(</text:span></text:span><text:span text:style-name="Source_20_Text"><text:span text:style-name="T5">' '</text:span></text:span><text:span text:style-name="Source_20_Text"><text:span text:style-name="T2">).</text:span></text:span><text:span text:style-name="Source_20_Text"><text:span text:style-name="T4">join</text:span></text:span><text:span text:style-name="Source_20_Text"><text:span text:style-name="T2">(</text:span></text:span><text:span text:style-name="Source_20_Text"><text:span text:style-name="T5">'_'</text:span></text:span><text:span text:style-name="Source_20_Text"><text:span text:style-name="T2">);</text:span></text:span></text:p>
      <text:p text:style-name="P2"><text:span text:style-name="Source_20_Text"><text:span text:style-name="T3"><text:s text:c="2"/></text:span></text:span><text:span text:style-name="Source_20_Text"><text:span text:style-name="T1">return</text:span></text:span><text:span text:style-name="Source_20_Text"><text:span text:style-name="T2"> { fullName, email: </text:span></text:span><text:span text:style-name="Source_20_Text"><text:span text:style-name="T5">`</text:span></text:span><text:span text:style-name="Source_20_Text"><text:span text:style-name="T2">${email}</text:span></text:span><text:span text:style-name="Source_20_Text"><text:span text:style-name="T5">@trybe.com`</text:span></text:span><text:span text:style-name="Source_20_Text"><text:span text:style-name="T2"> };</text:span></text:span></text:p>
      <text:p text:style-name="P2"><text:span text:style-name="Source_20_Text"><text:span text:style-name="T2">};</text:span></text:span></text:p>
      <text:p text:style-name="Standard"/>
      <text:p text:style-name="Standard"/>
      <text:p text:style-name="P3">Para criar e-mail é possível utilizar dos comandos:</text:p>
      <text:p text:style-name="P3"/>
      <text:p text:style-name="P3"><text:span text:style-name="T6">string.split(‘ ‘)</text:span> : para separar a string em arrays nos espaços da string.</text:p>
      <text:p text:style-name="P3"><text:span text:style-name="T6">string.toLowerCase()</text:span>: Para deixar a string em letra minuscula</text:p>
      <text:p text:style-name="P3"><text:span text:style-name="T6">string.join(‘_’) </text:span>: Para juntar os arrays com 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14:15:43.685190304</meta:creation-date>
    <dc:date>2021-06-23T15:49:13.977700052</dc:date>
    <meta:editing-duration>PT1H33M31S</meta:editing-duration>
    <meta:editing-cycles>1</meta:editing-cycles>
    <meta:document-statistic meta:table-count="0" meta:image-count="0" meta:object-count="0" meta:page-count="1" meta:paragraph-count="8" meta:word-count="55" meta:character-count="386" meta:non-whitespace-character-count="335"/>
    <meta:generator>LibreOffice/6.4.7.2$Linux_X86_64 LibreOffice_project/40$Build-2</meta:generator>
  </office:meta>
</office:document-meta>
</file>